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3800000780E108875E.png" manifest:media-type="image/png"/>
  <manifest:file-entry manifest:full-path="Pictures/10000000000004380000078045F8448E.png" manifest:media-type="image/png"/>
  <manifest:file-entry manifest:full-path="Pictures/10000000000004380000078089F7018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03cm" svg:stroke-color="#ff0000" draw:marker-start="" draw:marker-start-width="0.711cm" draw:marker-end="Arrow" draw:marker-end-width="0.609cm" draw:fill="none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08cm" svg:height="9.042cm" svg:x="8.62cm" svg:y="1.075cm">
          <draw:image xlink:href="Pictures/10000000000004380000078089F7018E.png" xlink:type="simple" xlink:show="embed" xlink:actuate="onLoad">
            <text:p/>
          </draw:image>
        </draw:frame>
        <draw:frame draw:style-name="gr1" draw:text-style-name="P1" draw:layer="layout" svg:width="5.08cm" svg:height="9.042cm" svg:x="14.081cm" svg:y="1.075cm">
          <draw:image xlink:href="Pictures/10000000000004380000078045F8448E.png" xlink:type="simple" xlink:show="embed" xlink:actuate="onLoad">
            <text:p/>
          </draw:image>
        </draw:frame>
        <draw:frame draw:style-name="gr1" draw:text-style-name="P1" draw:layer="layout" svg:width="5.08cm" svg:height="9.042cm" svg:x="3.159cm" svg:y="1.1cm">
          <draw:image xlink:href="Pictures/100000000000043800000780E108875E.png" xlink:type="simple" xlink:show="embed" xlink:actuate="onLoad">
            <text:p/>
          </draw:image>
        </draw:frame>
        <draw:line draw:style-name="gr2" draw:text-style-name="P1" draw:layer="layout" svg:x1="5.445cm" svg:y1="6.307cm" svg:x2="8.874cm" svg:y2="2.497cm">
          <text:p/>
        </draw:line>
        <draw:line draw:style-name="gr2" draw:text-style-name="P1" draw:layer="layout" svg:x1="9.89cm" svg:y1="2.37cm" svg:x2="14.589cm" svg:y2="2.1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21:49:09.632960919</meta:creation-date>
    <dc:date>2014-07-09T22:08:18.471979401</dc:date>
    <meta:editing-duration>PT3M54S</meta:editing-duration>
    <meta:editing-cycles>1</meta:editing-cycles>
    <meta:document-statistic meta:object-count="5"/>
    <meta:generator>LibreOffice/4.2.4.2$Linux_x86 LibreOffice_project/420m0$Build-2</meta:generator>
  </office:meta>
</office:document-meta>
</file>